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ff00ff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6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3366ff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dash" draw:stroke-dash="Dash_20_2" svg:stroke-width="0.02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026cm" svg:stroke-color="#ff00ff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26cm" svg:stroke-color="#ff00ff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notes">
      <style:graphic-properties draw:stroke="none" draw:fill="none" draw:fill-color="#ffffff" draw:auto-grow-height="true" fo:min-height="13.363cm" draw:shadow="hidden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language="en" fo:country="ZA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owerPoint Presentation" draw:style-name="dp1" draw:master-page-name="Default">
        <draw:custom-shape draw:style-name="gr1" draw:text-style-name="P2" draw:layer="layout" svg:width="3.502cm" svg:height="2.999cm" svg:x="0.423cm" svg:y="1.058cm">
          <text:p text:style-name="P1"><text:span text:style-name="T1">Initial Query:</text:span></text:p>
          <text:p text:style-name="P1"><text:span text:style-name="T1">Town,</text:span></text:p>
          <text:p text:style-name="P1"><text:span text:style-name="T1">#Guests,</text:span></text:p>
          <text:p text:style-name="P1"><text:span text:style-name="T1">Dates, etc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2.5cm" svg:height="3.502cm" svg:x="9.737cm" svg:y="1.058cm">
          <text:p text:style-name="P1"><text:span text:style-name="T1">Capture </text:span></text:p>
          <text:p text:style-name="P1"><text:span text:style-name="T1">Credit Card </text:span></text:p>
          <text:p text:style-name="P1"><text:span text:style-name="T1">holder detail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57cm" svg:height="3.351cm" svg:x="4.445cm" svg:y="5.08cm">
          <text:p text:style-name="P1"><text:span text:style-name="T1">Display list of</text:span></text:p>
          <text:p text:style-name="P1"><text:span text:style-name="T1"><text:s/></text:span><text:span text:style-name="T1">enquiries</text:span></text:p>
          <text:p text:style-name="P1"><text:span text:style-name="T1"><text:s/></text:span><text:span text:style-name="T1">with quote or TBQ</text:span></text:p>
          <text:p text:style-name="P1"><text:span text:style-name="T1">(summed in a total)‏</text:span></text:p>
          <text:p text:style-name="P1"><text:span text:style-name="T1">On this list, items </text:span></text:p>
          <text:p text:style-name="P1"><text:span text:style-name="T1">Can be added/remov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01cm" svg:height="1.001cm" svg:x="13.335cm" svg:y="9.737cm">
          <text:p text:style-name="P1"><text:span text:style-name="T1"><text:s/></text:span><text:span text:style-name="T1">Payment</text:span></text:p>
          <text:p text:style-name="P1"><text:span text:style-name="T1">Gatewa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22cm" svg:height="2.769cm" svg:x="17.568cm" svg:y="1.905cm">
          <text:p text:style-name="P1"><text:span text:style-name="T1">VCS Callback</text:span></text:p>
          <text:p text:style-name="P1"><text:span text:style-name="T1">Payment status</text:span></text:p>
          <text:p text:style-name="P1"><text:span text:style-name="T1">upd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.998cm" svg:x="16.51cm" svg:y="12.277cm">
          <text:p text:style-name="P1"><text:span text:style-name="T1">Receive</text:span></text:p>
          <text:p text:style-name="P1"><text:span text:style-name="T1"><text:s/></text:span><text:span text:style-name="T1">payment status</text:span></text:p>
          <text:p text:style-name="P1"><text:span text:style-name="T1"><text:s/></text:span><text:span text:style-name="T1">for enquiries, </text:span></text:p>
          <text:p text:style-name="P1"><text:span text:style-name="T1">Update databas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498cm" svg:y1="9cm" svg:x2="27.499cm" svg:y2="9.005cm">
          <text:p text:style-name="P5"/>
        </draw:line>
        <draw:line draw:style-name="gr2" draw:text-style-name="P3" draw:layer="layout" svg:x1="0.498cm" svg:y1="10.998cm" svg:x2="26.996cm" svg:y2="11.002cm">
          <text:p text:style-name="P5"/>
        </draw:line>
        <draw:custom-shape draw:style-name="gr3" draw:text-style-name="P2" draw:layer="layout" svg:width="4.255cm" svg:height="0.723cm" svg:x="11.245cm" svg:y="0cm">
          <text:p text:style-name="P4"><text:span text:style-name="T1">Polokelo Public Sites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id="id2" draw:layer="layout" svg:width="2.999cm" svg:height="3.501cm" svg:x="1.001cm" svg:y="11.999cm">
          <text:p text:style-name="P1"><text:span text:style-name="T1">Check </text:span></text:p>
          <text:p text:style-name="P1"><text:span text:style-name="T1">availability</text:span></text:p>
          <text:p text:style-name="P1"><text:span text:style-name="T1">(check booking</text:span></text:p>
          <text:p text:style-name="P1"><text:span text:style-name="T1">number exists)‏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id="id6" draw:layer="layout" svg:width="2.999cm" svg:height="4cm" svg:x="24.941cm" svg:y="16.51cm">
          <text:p text:style-name="P1"><text:span text:style-name="T1">After manual</text:span></text:p>
          <text:p text:style-name="P1"><text:span text:style-name="T1"><text:s/></text:span><text:span text:style-name="T1">allocation,</text:span></text:p>
          <text:p text:style-name="P1"><text:span text:style-name="T1">create Quote</text:span></text:p>
          <text:p text:style-name="P1"><text:span text:style-name="T1">and email </text:span></text:p>
          <text:p text:style-name="P1"><text:span text:style-name="T1">public site link </text:span></text:p>
          <text:p text:style-name="P1"><text:span text:style-name="T1">to gues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001cm" svg:x="23.001cm" svg:y="0.498cm">
          <text:p text:style-name="P1"><text:span text:style-name="T1">Enquiries links</text:span></text:p>
          <text:p text:style-name="P1"><text:span text:style-name="T1">from email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4cm" svg:height="2.999cm" svg:x="0.498cm" svg:y="16.999cm">
          <text:p text:style-name="P1"><text:span text:style-name="T1">Create</text:span></text:p>
          <text:p text:style-name="P1"><text:span text:style-name="T1">enquiry and</text:span></text:p>
          <text:p text:style-name="P1"><text:span text:style-name="T1">temp booking</text:span></text:p>
          <text:p text:style-name="P1"><text:span text:style-name="T1">of allocations</text:span></text:p>
          <text:p text:style-name="P1"><text:span text:style-name="T1">with quot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499cm" svg:y1="16.998cm" svg:x2="2.504cm" svg:y2="15.498cm" draw:start-shape="id1" draw:start-glue-point="0" draw:end-shape="id2" draw:end-glue-point="2" svg:d="m2499 16998 5-1500">
          <text:p text:style-name="P5"/>
        </draw:connector>
        <draw:connector draw:style-name="gr6" draw:text-style-name="P3" draw:layer="layout" draw:type="line" svg:x1="1.904cm" svg:y1="12.065cm" svg:x2="1.905cm" svg:y2="4.232cm" svg:d="m1904 12065 1-7833">
          <text:p text:style-name="P5"/>
        </draw:connector>
        <draw:custom-shape draw:style-name="gr1" draw:text-style-name="P2" draw:id="id4" draw:layer="layout" svg:width="5.292cm" svg:height="3.175cm" svg:x="8.678cm" svg:y="12.277cm">
          <text:p text:style-name="P1"><text:span text:style-name="T1">Receive primary enquiry</text:span></text:p>
          <text:p text:style-name="P1"><text:span text:style-name="T1">&amp;</text:span></text:p>
          <text:p text:style-name="P1"><text:span text:style-name="T1"><text:s/></text:span><text:span text:style-name="T1">final list of enquiries</text:span></text:p>
          <text:p text:style-name="P1"><text:span text:style-name="T1">&amp;</text:span></text:p>
          <text:p text:style-name="P1"><text:span text:style-name="T1">credit card holder </text:span></text:p>
          <text:p text:style-name="P1"><text:span text:style-name="T1">details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.988cm" svg:y1="4.559cm" svg:x2="11.323cm" svg:y2="12.276cm" draw:start-shape="id3" draw:start-glue-point="2" draw:end-shape="id4" draw:end-glue-point="0" svg:d="m10988 4559 335 7717">
          <text:p text:style-name="P5"/>
        </draw:connector>
        <draw:custom-shape draw:style-name="gr1" draw:text-style-name="P2" draw:id="id5" draw:layer="layout" svg:width="2.999cm" svg:height="3.501cm" svg:x="9.948cm" svg:y="16.722cm">
          <text:p text:style-name="P1"><text:span text:style-name="T1">Manual</text:span></text:p>
          <text:p text:style-name="P1"><text:span text:style-name="T1">allocation</text:span></text:p>
          <text:p text:style-name="P1"><text:span text:style-name="T1">for enquiry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.324cm" svg:y1="15.452cm" svg:x2="11.448cm" svg:y2="16.722cm" draw:start-shape="id4" draw:start-glue-point="2" draw:end-shape="id5" draw:end-glue-point="0" svg:d="m11324 15452 124 1270">
          <text:p text:style-name="P5"/>
        </draw:connector>
        <draw:connector draw:style-name="gr7" draw:text-style-name="P3" draw:layer="layout" draw:type="line" svg:x1="12.947cm" svg:y1="18.472cm" svg:x2="24.941cm" svg:y2="18.513cm" draw:start-shape="id5" draw:start-glue-point="1" draw:end-shape="id6" draw:end-glue-point="3" svg:d="m12947 18472 11994 41">
          <text:p text:style-name="P5"/>
        </draw:connector>
        <draw:custom-shape draw:style-name="gr1" draw:text-style-name="P2" draw:layer="layout" svg:width="3.81cm" svg:height="3.351cm" svg:x="12.912cm" svg:y="5.08cm">
          <text:p text:style-name="P1"><text:span text:style-name="T1">Display final kept</text:span></text:p>
          <text:p text:style-name="P1"><text:span text:style-name="T1"><text:s/></text:span><text:span text:style-name="T1">enquiries on final</text:span></text:p>
          <text:p text:style-name="P1"><text:span text:style-name="T1"><text:s/></text:span><text:span text:style-name="T1">quote with VAT and</text:span></text:p>
          <text:p text:style-name="P1"><text:span text:style-name="T1">Pay butt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4.817cm" svg:y1="8.467cm" svg:x2="14.817cm" svg:y2="9.737cm">
          <text:p text:style-name="P5"/>
        </draw:line>
        <draw:line draw:style-name="gr8" draw:text-style-name="P3" draw:layer="layout" svg:x1="6.773cm" svg:y1="5.08cm" svg:x2="6.773cm" svg:y2="2.752cm">
          <text:p text:style-name="P5"/>
        </draw:line>
        <draw:line draw:style-name="gr8" draw:text-style-name="P3" draw:layer="layout" svg:x1="6.773cm" svg:y1="2.752cm" svg:x2="9.737cm" svg:y2="2.752cm">
          <text:p text:style-name="P5"/>
        </draw:line>
        <draw:line draw:style-name="gr8" draw:text-style-name="P3" draw:layer="layout" svg:x1="12.277cm" svg:y1="2.752cm" svg:x2="14.605cm" svg:y2="2.752cm">
          <text:p text:style-name="P5"/>
        </draw:line>
        <draw:line draw:style-name="gr8" draw:text-style-name="P3" draw:layer="layout" svg:x1="14.605cm" svg:y1="2.963cm" svg:x2="14.605cm" svg:y2="5.08cm">
          <text:p text:style-name="P5"/>
        </draw:line>
        <draw:line draw:style-name="gr8" draw:text-style-name="P3" draw:layer="layout" svg:x1="4.022cm" svg:y1="13.547cm" svg:x2="6.562cm" svg:y2="13.547cm">
          <text:p text:style-name="P5"/>
        </draw:line>
        <draw:line draw:style-name="gr8" draw:text-style-name="P3" draw:layer="layout" svg:x1="6.562cm" svg:y1="13.547cm" svg:x2="6.562cm" svg:y2="8.467cm">
          <text:p text:style-name="P5"/>
        </draw:line>
        <draw:line draw:style-name="gr8" draw:text-style-name="P3" draw:layer="layout" svg:x1="4.445cm" svg:y1="6.562cm" svg:x2="2.963cm" svg:y2="6.562cm">
          <text:p text:style-name="P5"/>
        </draw:line>
        <draw:line draw:style-name="gr8" draw:text-style-name="P3" draw:layer="layout" svg:x1="2.963cm" svg:y1="6.562cm" svg:x2="2.963cm" svg:y2="4.022cm">
          <text:p text:style-name="P5"/>
        </draw:line>
        <draw:line draw:style-name="gr8" draw:text-style-name="P3" draw:layer="layout" svg:x1="16.722cm" svg:y1="9.737cm" svg:x2="18.203cm" svg:y2="8.043cm">
          <text:p text:style-name="P5"/>
        </draw:line>
        <draw:line draw:style-name="gr8" draw:text-style-name="P3" draw:layer="layout" svg:x1="19.05cm" svg:y1="4.657cm" svg:x2="19.05cm" svg:y2="12.277cm">
          <text:p text:style-name="P5"/>
        </draw:line>
        <draw:line draw:style-name="gr8" draw:text-style-name="P3" draw:layer="layout" svg:x1="18.203cm" svg:y1="8.043cm" svg:x2="18.203cm" svg:y2="4.657cm">
          <text:p text:style-name="P5"/>
        </draw:line>
        <draw:custom-shape draw:style-name="gr9" draw:text-style-name="P2" draw:layer="layout" svg:width="17.145cm" svg:height="7.831cm" svg:x="0.212cm" svg:y="0.847cm">
          <text:p text:style-name="P5"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1.167cm" svg:y1="0cm" svg:x2="21.167cm" svg:y2="11.007cm">
          <text:p text:style-name="P5"/>
        </draw:line>
        <draw:custom-shape draw:style-name="gr4" draw:text-style-name="P2" draw:layer="layout" svg:width="4.233cm" svg:height="3.351cm" svg:x="21.802cm" svg:y="5.08cm">
          <text:p text:style-name="P1"><text:span text:style-name="T1">Display All items</text:span></text:p>
          <text:p text:style-name="P1"><text:span text:style-name="T1">Under Batch Booking</text:span></text:p>
          <text:p text:style-name="P1"><text:span text:style-name="T1">Number in Invoice</text:span></text:p>
          <text:p text:style-name="P1"><text:span text:style-name="T1">Format with</text:span></text:p>
          <text:p text:style-name="P1"><text:span text:style-name="T1">Pay button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7.305cm" svg:y1="16.509cm" svg:x2="27.305cm" svg:y2="6.984cm">
          <text:p text:style-name="P5"/>
        </draw:line>
        <draw:line draw:style-name="gr11" draw:text-style-name="P3" draw:layer="layout" svg:x1="27.305cm" svg:y1="6.985cm" svg:x2="26.035cm" svg:y2="6.985cm">
          <text:p text:style-name="P5"/>
        </draw:line>
        <draw:custom-shape draw:style-name="gr4" draw:text-style-name="P2" draw:layer="layout" svg:width="3.999cm" svg:height="2.998cm" svg:x="21.802cm" svg:y="12.277cm">
          <text:p text:style-name="P1"><text:span text:style-name="T1">Get list of enquiries</text:span></text:p>
          <text:p text:style-name="P1"><text:span text:style-name="T1">And Credit card </text:span></text:p>
          <text:p text:style-name="P1"><text:span text:style-name="T1">Holder details</text:span></text:p>
          <text:p text:style-name="P1"><text:span text:style-name="T1"><text:s/></text:span><text:span text:style-name="T1">with Booking numb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3.495cm" svg:y1="8.467cm" svg:x2="23.495cm" svg:y2="12.277cm">
          <text:p text:style-name="P5"/>
        </draw:line>
        <draw:line draw:style-name="gr11" draw:text-style-name="P3" draw:layer="layout" svg:x1="23.918cm" svg:y1="1.482cm" svg:x2="23.918cm" svg:y2="5.08cm">
          <text:p text:style-name="P5"/>
        </draw:line>
        <draw:line draw:style-name="gr11" draw:text-style-name="P3" draw:layer="layout" svg:x1="21.801cm" svg:y1="8.467cm" svg:x2="16.932cm" svg:y2="10.16cm">
          <text:p text:style-name="P5"/>
        </draw:line>
        <draw:line draw:style-name="gr11" draw:text-style-name="P3" draw:layer="layout" svg:x1="21.802cm" svg:y1="8.467cm" svg:x2="13.97cm" svg:y2="13.123cm">
          <text:p text:style-name="P5"/>
        </draw:line>
        <presentation:notes draw:style-name="dp2">
          <draw:page-thumbnail draw:layer="layout" svg:width="14.847cm" svg:height="11.134cm" svg:x="3.074cm" svg:y="2.258cm" draw:page-number="1"/>
          <draw:frame presentation:style-name="pr1" draw:text-style-name="P5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1.499cm" text:min-label-width="0.89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">
            <style:list-level-properties text:space-before="2.8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4" text:bullet-char="">
            <style:list-level-properties text:space-before="4.198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">
            <style:list-level-properties text:space-before="5.397cm" text:min-label-width="0.6cm"/>
            <style:text-properties fo:font-family="Symbol" style:font-pitch="variable" style:font-charset="x-symbol" fo:color="#000000" fo:font-size="75%"/>
          </text:list-level-style-bullet>
          <text:list-level-style-bullet text:level="6" text:bullet-char="">
            <style:list-level-properties text:space-before="5.397cm" text:min-label-width="0.6cm"/>
            <style:text-properties fo:font-family="Symbol" style:font-pitch="variable" style:font-charset="x-symbol" fo:color="#000000" fo:font-size="75%"/>
          </text:list-level-style-bullet>
          <text:list-level-style-bullet text:level="7" text:bullet-char="">
            <style:list-level-properties text:space-before="5.397cm" text:min-label-width="0.6cm"/>
            <style:text-properties fo:font-family="Symbol" style:font-pitch="variable" style:font-charset="x-symbol" fo:color="#000000" fo:font-size="75%"/>
          </text:list-level-style-bullet>
          <text:list-level-style-bullet text:level="8" text:bullet-char="">
            <style:list-level-properties text:space-before="5.397cm" text:min-label-width="0.6cm"/>
            <style:text-properties fo:font-family="Symbol" style:font-pitch="variable" style:font-charset="x-symbol" fo:color="#000000" fo:font-size="75%"/>
          </text:list-level-style-bullet>
        </text:list-style>
      </style:graphic-properties>
      <style:paragraph-properties fo:margin-left="1.199cm" fo:margin-right="0cm" fo:margin-top="0cm" fo:margin-bottom="0.502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8cm" fo:margin-right="0cm" fo:margin-top="0cm" fo:margin-bottom="0.401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598cm" fo:margin-right="0cm" fo:margin-top="0cm" fo:margin-bottom="0.299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97cm" fo:margin-right="0cm" fo:margin-top="0cm" fo:margin-bottom="0.202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997cm" fo:margin-right="0cm" fo:margin-top="0cm" fo:margin-bottom="0.101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997cm" fo:margin-right="0cm" fo:margin-top="0cm" fo:margin-bottom="0.101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997cm" fo:margin-right="0cm" fo:margin-top="0cm" fo:margin-bottom="0.101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997cm" fo:margin-right="0cm" fo:margin-top="0cm" fo:margin-bottom="0.101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997cm" fo:margin-right="0cm" fo:margin-top="0cm" fo:margin-bottom="0.101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3%" text:enable-numbering="false" fo:text-indent="0cm"/>
    </style:style>
    <style:style style:name="P4" style:family="paragraph">
      <style:paragraph-properties fo:margin-left="0cm" fo:margin-right="0cm" fo:line-height="93%" text:enable-numbering="false" fo:text-indent="0cm" style:writing-mode="lr-tb"/>
    </style:style>
    <style:style style:name="P5" style:family="paragraph">
      <style:paragraph-properties fo:margin-left="0cm" fo:margin-right="0cm" fo:line-height="93%" fo:text-align="center" text:enable-numbering="false" fo:text-indent="0cm"/>
    </style:style>
    <style:style style:name="P6" style:family="paragraph">
      <style:paragraph-properties fo:margin-left="0cm" fo:margin-right="0cm" fo:line-height="93%" fo:text-align="center" text:enable-numbering="false" fo:text-indent="0cm" style:writing-mode="lr-tb"/>
    </style:style>
    <style:style style:name="P7" style:family="paragraph">
      <style:paragraph-properties fo:margin-left="0cm" fo:margin-right="0cm" fo:line-height="93%" fo:text-align="end" text:enable-numbering="false" fo:text-indent="0cm"/>
    </style:style>
    <style:style style:name="P8" style:family="paragraph">
      <style:paragraph-properties fo:margin-left="0cm" fo:margin-right="0cm" fo:line-height="93%" fo:text-align="end" text:enable-numbering="false" fo:text-indent="0cm" style:writing-mode="lr-tb"/>
    </style:style>
    <style:style style:name="P9" style:family="paragraph">
      <style:paragraph-properties fo:text-align="center"/>
    </style:style>
    <style:style style:name="T1" style:family="text">
      <style:text-properties fo:font-family="'Times New Roman'" style:font-pitch="variable" fo:font-size="14pt" fo:language="en" fo:country="ZA" style:font-size-asian="14pt" style:font-size-complex="14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6cm" svg:height="5.344cm" svg:x="2.211cm" svg:y="4.158cm" draw:page-number="1"/>
      <draw:page-thumbnail draw:layer="backgroundobjects" svg:width="7.126cm" svg:height="5.344cm" svg:x="11.661cm" svg:y="4.158cm"/>
      <draw:page-thumbnail draw:layer="backgroundobjects" svg:width="7.126cm" svg:height="5.344cm" svg:x="2.211cm" svg:y="12.177cm"/>
      <draw:page-thumbnail draw:layer="backgroundobjects" svg:width="7.126cm" svg:height="5.344cm" svg:x="11.661cm" svg:y="12.177cm"/>
      <draw:page-thumbnail draw:layer="backgroundobjects" svg:width="7.126cm" svg:height="5.344cm" svg:x="2.211cm" svg:y="20.196cm"/>
      <draw:page-thumbnail draw:layer="backgroundobjects" svg:width="7.126cm" svg:height="5.344cm" svg:x="11.661cm" svg:y="20.196cm"/>
      <draw:frame draw:style-name="gr1" draw:text-style-name="P1" draw:layer="backgroundobjects" svg:width="9.112cm" svg:height="1.484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3.857cm" svg:x="1.397cm" svg:y="4.912cm" presentation:class="outline" presentation:placeholder="true">
        <draw:text-box/>
      </draw:frame>
      <draw:frame presentation:style-name="pr1" draw:text-style-name="P4" draw:layer="backgroundobjects" svg:width="6.517cm" svg:height="1.443cm" svg:x="1.397cm" svg:y="19.129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872cm" svg:height="1.443cm" svg:x="9.578cm" svg:y="19.129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6.518cm" svg:height="1.443cm" svg:x="20.073cm" svg:y="19.129cm" presentation:class="page-number">
        <draw:text-box>
          <text:p text:style-name="P7"><text:span text:style-name="T1"><text:page-number>&lt;number&gt;</text:page-number></text:span></text:p>
        </draw:text-box>
      </draw:frame>
      <presentation:notes style:page-layout-name="PM0">
        <draw:rect draw:style-name="gr3" draw:text-style-name="P9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pr2" draw:text-style-name="P4" draw:layer="backgroundobjects" svg:width="9.106cm" svg:height="1.483cm" svg:x="0cm" svg:y="0cm" presentation:class="header">
          <draw:text-box>
            <text:p text:style-name="P3"><text:span text:style-name="T1"><presentation:header/></text:span></text:p>
          </draw:text-box>
        </draw:frame>
        <draw:frame presentation:style-name="pr2" draw:text-style-name="P8" draw:layer="backgroundobjects" svg:width="9.106cm" svg:height="1.483cm" svg:x="11.889cm" svg:y="0cm" presentation:class="date-time">
          <draw:text-box>
            <text:p text:style-name="P7"><text:span text:style-name="T1"><presentation:date-time/></text:span></text:p>
          </draw:text-box>
        </draw:frame>
        <draw:frame presentation:style-name="pr3" draw:text-style-name="P4" draw:layer="backgroundobjects" svg:width="9.106cm" svg:height="1.483cm" svg:x="0cm" svg:y="28.212cm" presentation:class="footer">
          <draw:text-box>
            <text:p text:style-name="P3"><text:span text:style-name="T1"><presentation:footer/></text:span></text:p>
          </draw:text-box>
        </draw:frame>
        <draw:frame presentation:style-name="pr3" draw:text-style-name="P8" draw:layer="backgroundobjects" svg:width="9.106cm" svg:height="1.483cm" svg:x="11.889cm" svg:y="28.212cm" presentation:class="page-number">
          <draw:text-box>
            <text:p text:style-name="P7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PowerPoint Presentation</dc:title>
    <dc:creator>Johan Laptop</dc:creator>
    <dc:date>2009-12-02T08:23:27</dc:date>
    <meta:editing-cycles>4</meta:editing-cycles>
    <meta:editing-duration>PT13M56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